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paragraph-properties fo:margin-top="0cm" fo:margin-bottom="0cm" loext:contextual-spacing="false" fo:text-align="justify" style:justify-single-word="false">
        <style:tab-stops>
          <style:tab-stop style:position="2.499cm"/>
        </style:tab-stops>
      </style:paragraph-properties>
    </style:style>
    <style:style style:name="P3"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4" style:family="paragraph" style:parent-style-name="Standard" style:master-page-name="Standard">
      <style:paragraph-properties fo:margin-top="0cm" fo:margin-bottom="0cm" loext:contextual-spacing="false" fo:text-align="justify" style:justify-single-word="false" style:page-number="1"/>
    </style:style>
    <style:style style:name="P5"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6"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Grafika na baner: <text:a xlink:type="simple" xlink:href="https://ibb.co/nwPmyJ" text:style-name="Internet_20_link" text:visited-style-name="Visited_20_Internet_20_Link"><text:span text:style-name="T1">https://ibb.co/nwPmyJ</text:span></text:a></text:p>
      <text:p text:style-name="P1"/>
      <text:p text:style-name="P1">Intel Extreme Masters (w skrócie IEM) – jeśli ktokolwiek z Was siedzi w branży gier komputerowych, śledzi zmagania drużyn e-sportowych takich jak Virtus.pro, Fnatic, Team Liquid czy Ninja at Pyjamas, to z całą pewnością musiał słyszeć o Intel Extreme Masters, które co roku odbywa się na terenie Katowic w Spodku i Międzynarodowym Centrum Kongresowym (MCK). </text:p>
      <text:p text:style-name="P1"/>
      <text:p text:style-name="P1">Wpierw postawmy pytanie dla osób zainteresowanych takim wydarzeniem. Czy warto przyjechać i czy będę się dobrze bawił na IEMie? Ja, jako weteran tych imprez, bywalec gamingowego wydarzenia w Katowicach mogę z całego serca polecić każdemu, kto jest zafascynowany tematyką prezentowaną na tym evencie. Jest to jedna z tych okazji, kiedy można zobaczyć pro graczy, którzy swoimi niezwykłymi umiejętnościami oczarowują całą scenę, która liczy dobre 10 tysięcy osób. Smaczków i innych sytuacji na imprezie można spotkać o wiele więcej i po kolei je dzisiaj Wam omówię – te mniej oraz bardziej przyjemne.</text:p>
      <text:p text:style-name="P1"/>
      <text:p text:style-name="P1">// Grafika: <text:a xlink:type="simple" xlink:href="https://ibb.co/dAa1yJ" text:style-name="Internet_20_link" text:visited-style-name="Visited_20_Internet_20_Link"><text:span text:style-name="T1">https://ibb.co/dAa1yJ</text:span></text:a> </text:p>
      <text:p text:style-name="P1"/>
      <text:list xml:id="list3576400880" text:style-name="WWNum1">
        <text:list-item>
          <text:p text:style-name="P6">Kolejka ... nie z ta PRLu</text:p>
        </text:list-item>
      </text:list>
      <text:p text:style-name="P1"/>
      <text:p text:style-name="P1">IEM jest imprezą z wolnym wstępem, ale nie brzmi to tak kolorowo i pięknie jakby się mogło wydawać. Od zeszłego roku IEM odbywało się w 2 weekendy, w tym roku 24 – 25 lutego oraz 2 – 4 marca. Chodzą słuchy i legendy, że najbardziej wytrwali stoją już w kolejkach od 24:00. I nie, żart to nie jest – na przestrzeni lat takich ludzi spotkałem. Namiotów niestety nie widziałem, ale zdarzali się w kolejce osobnicy, którzy mieli przy sobie składane krzesła czy koce grzewcze wykorzystywane w ratownictwie. Są to zapaleńcy, którzy zrobią wszystko, aby wejść wcześniej, bez płacenia za wejściówkę i cieszyć się imprezą jak najdłużej, bo osoby bez biletu chcące wyjść na miasto i wrócić będą musiały znowu swoje odczekać w kolejce integracyjnej. Osoby, które nie chcą się męczyć, stojąc i czekając 4h na wejście do Spodka mogą zakupić bilet uprawniający do wcześniejszego wejścia (bilety od 9:00, bez biletów o 11:00). </text:p>
      <text:p text:style-name="P1"/>
      <text:p text:style-name="P3">Dobra rada: </text:p>
      <text:p text:style-name="P3"/>
      <text:p text:style-name="P3">W piątki oraz niedzielę czas oczekiwania na wejście bez biletu jest zdecydowanie niższy (przychodząc o 9:00 czy nawet o 10:00). Zwykle o po godzinie 13:00 kolejka jest już pusta, a każdego wieczoru nie ma jej już w ogóle. Sobota jest dniem najbardziej obleganym i taktyka 4h wcześniejszego przyjścia bez biletów nie jest już skuteczna. Na sobotę lepiej kupować bilety (zwykle 60 zł za jeden dzień, karnet 3 dniowy to wydatek 150 zł). </text:p>
      <text:p text:style-name="P1"/>
      <text:p text:style-name="P1">Trzeba również pamiętać o tym na jaką skalę ta impreza jest organizowana. Na miejscu czeka Was specjalne służby porządkowe, które dopilnują, aby żadnych burd i awantur nie było. Wszelka potencjalna broń oraz napoje są konfiskowane przed wejściem. Są to podstawowe procedury, do których należy się dostosować, aby nie sprawić kłopotów uczestnikom oraz organizatorom.</text:p>
      <text:p text:style-name="P1"/>
      <text:p text:style-name="P1">// Grafika: <text:a xlink:type="simple" xlink:href="https://ibb.co/fe1kQy" text:style-name="Internet_20_link" text:visited-style-name="Visited_20_Internet_20_Link"><text:span text:style-name="T1">https://ibb.co/fe1kQy</text:span></text:a> </text:p>
      <text:p text:style-name="P1"/>
      <text:list xml:id="list213455693331785" text:continue-numbering="true" text:style-name="WWNum1">
        <text:list-item>
          <text:p text:style-name="P6"><text:soft-page-break/>Uczestnicy – ha ha powiedział… </text:p>
        </text:list-item>
      </text:list>
      <text:p text:style-name="P1"/>
      <text:p text:style-name="P1">Tutaj nie należy niczego ukrywać. Stawiałbym, że 80% wszystkich uczestników to młodzież w wieku 13 – 18 lat. Najłatwiej jest to rozpoznać po języku oraz sposobie zachowania. Raczej wątpię, aby normalny człowiek pił alkohol stojąc w kolejce, aby potem usłyszeć, że ochrona ma alkomaty i będzie sprawdzać trzeźwość. W skrócie, wpadka po całości. Nie twierdzę, że każdy gimnazjalista tak się zachowuje, jednak ci, których na IEMie spotkamy takie zachowanie może prezentować. Pomijając ten nieprzyjemny fakt, to spokojnie też się natkniemy na osoby starsze, które jak najbardziej poziom trzymają, tzn. nie są zainteresowane strzeleniem sobie foci ze sławnym youtuberem, którego target to dzieci we wspomnianym gimnazjalnym wieku. </text:p>
      <text:p text:style-name="P1"/>
      <text:p text:style-name="P3">Dobra rada:</text:p>
      <text:p text:style-name="P3"/>
      <text:p text:style-name="P3">Osoby, które są nałogowymi palaczami, będą miały swoją wydzieloną strefę dla palących. Ta zawsze jest umiejscowiona przed wejściem do MCK, aby nikt nikomu żadnym srogim dymem nie musiał chuchać w twarz.</text:p>
      <text:p text:style-name="P3"/>
      <text:p text:style-name="P1">Warto nadmienić pojawiających się cosplayowców na IEMie. Ich wytwory mogą nie być aż tak wspaniałe oraz zadziwiające jak np. na BlizzConnie, ale perełki także się spotyka i spotykało w Katowicach. </text:p>
      <text:p text:style-name="P1"/>
      <text:p text:style-name="P1">// Grafika: <text:a xlink:type="simple" xlink:href="https://ibb.co/ckKTdJ" text:style-name="Internet_20_link" text:visited-style-name="Visited_20_Internet_20_Link"><text:span text:style-name="T1">https://ibb.co/ckKTdJ</text:span></text:a> <text:s text:c="2"/></text:p>
      <text:p text:style-name="P1"/>
      <text:list xml:id="list213456682303851" text:continue-numbering="true" text:style-name="WWNum1">
        <text:list-item>
          <text:p text:style-name="P6">Zawody – POLSKA, BIAŁO...</text:p>
        </text:list-item>
      </text:list>
      <text:p text:style-name="P1"/>
      <text:p text:style-name="P1">…a to nie ta impreza xD. Każdego roku na IEMie zawsze możemy zobaczyć zawody ze Starcrafta 2, CS: GO oraz LoLa (w tym roku jednak zrezygnowanego z niego na rzecz Doty 2). Scena w Spodku liczy dobre 11 500 miejsc, z czego 65% jest wykorzystana dla publiczności. Dla przeciętnego Kowalskiego może się to wydawać prostym bieganiem po mapie, aby kogoś ustrzelić. Nie należy tutaj zapominać, że gracze, którzy walczą o prestiżowe nagrody (o wartości nawet miliona złotych) są jednymi z najlepszych, gdzie ich reakcja oraz myślenie może przekroczyć nasze wyobrażenie i te właśnie umiejętności potrafią zadziwić widownię, niejednokrotnie wywołując owacje na stojąco. Trzeba się samemu przekonać, bo to niewiele się różni od gry w piłkę nożną czy siatkówkę.</text:p>
      <text:p text:style-name="P1"/>
      <text:p text:style-name="P1">// Grafika: <text:a xlink:type="simple" xlink:href="https://ibb.co/bJTMyJ" text:style-name="Internet_20_link" text:visited-style-name="Visited_20_Internet_20_Link"><text:span text:style-name="T1">https://ibb.co/bJTMyJ</text:span></text:a> <text:s/></text:p>
      <text:p text:style-name="P1"/>
      <text:list xml:id="list213455889434419" text:continue-numbering="true" text:style-name="WWNum1">
        <text:list-item>
          <text:p text:style-name="P6">Stoiska i konkursy – graj, a coś pewnie wygrasz</text:p>
        </text:list-item>
      </text:list>
      <text:p text:style-name="P1"/>
      <text:p text:style-name="P1">Psze pana, ale ja nie lubię oglądać takich rzeczy, na dupie nie wysiedzę 10h, co to za impreza ja się pytam? Zanim ktoś powie, że całość jest do kitu, to warto zajrzeć także na prowadzone na terenie Spodka oraz Międzynarodowego Centrum Kongresowego stoiska sponsorów. Są znane firmy elektroniczne jak Intel i MSI, są spożywcze jak Wedel czy Springles. Na blisko 85% z nich odbywają się konkursy z atrakcyjnymi nagrodami. Na stoisku np. Razera możemy otrzymać w nagrodę mysz za 80 zł, a na już wymienionym stoisku Springles darmową tubę z chipsami. </text:p>
      <text:p text:style-name="P1"/>
      <text:p text:style-name="P3"><text:soft-page-break/>Dobra rada:</text:p>
      <text:p text:style-name="P3"/>
      <text:p text:style-name="P3">Nawet jeśli nie jesteś pro graczem w topowe gry takie jak Overwatch czy League of Legends to nie znaczy, że nie można zgarnąć ciekawych rzeczy. Konkursy mogą być różne, nie tylko bazujące na wygraniu w grze, a np. w zapytaniu o lore gry czy kalambury z postaci ze znanych gier wideo.</text:p>
      <text:p text:style-name="P3"/>
      <text:p text:style-name="P1">// Grafika: <text:a xlink:type="simple" xlink:href="https://ibb.co/d2ZiCd" text:style-name="Internet_20_link" text:visited-style-name="Visited_20_Internet_20_Link"><text:span text:style-name="T1">https://ibb.co/d2ZiCd</text:span></text:a> <text:s/></text:p>
      <text:p text:style-name="P3"/>
      <text:list xml:id="list213455323879959" text:continue-numbering="true" text:style-name="WWNum1">
        <text:list-item>
          <text:p text:style-name="P6">Sprzęt – dużo drogiego, mega dobrego sprzętu</text:p>
        </text:list-item>
      </text:list>
      <text:p text:style-name="P1"/>
      <text:p text:style-name="P1">Na mini Gamescomie – lubię nazywać tak część wydzieloną w MCK, można spotkać i zobaczyć ułamek bardzo drogiego i wydajnego sprzętu, na którym oczywiście możemy pograć w najnowsze oraz znane gry komputerowe. Można także się zetknąć z technologią VR i poczuć na własnej skórze jak to jest wejść w świat wirtualny. Aktywności poza sceną w Spodku nie brakuje i jeśli ktoś nie jest nastawiony na oglądanie turniejów na scenie, to zawsze można spędzić cały dzień w alei IEM EXPO (wydzielona strefa w MCK na stoiska) i zgarnąć mniejsze lub większe upominki. Osoby chcące zakupić sprzęt do komputera czy konsoli będą miały okazję zrobić to na dodatek w obniżonej cenie, niższej niż w Internecie. </text:p>
      <text:p text:style-name="P1"/>
      <text:p text:style-name="P3">Dobra rada:</text:p>
      <text:p text:style-name="P3"/>
      <text:p text:style-name="P1"><text:span text:style-name="T2">Ostatnimi laty coraz częściej można spotkać kącik retro gier. Jeśli ktoś z Was jest zapaleńcem Mariana czy Pacmana, to swój kącik na parę godzin pewnie tam znajdzie. Oprócz elektroniki można też zakupić odzież sponsorowaną przez swój ulubiony team czy ulubioną grę. Gruby hajs miejcie ze sobą – highly recommended!</text:span> </text:p>
      <text:p text:style-name="P1"/>
      <text:list xml:id="list213455600931290" text:continue-numbering="true" text:style-name="WWNum1">
        <text:list-item>
          <text:p text:style-name="P6">Jedzenie – Am, am mamo</text:p>
        </text:list-item>
      </text:list>
      <text:p text:style-name="P1"/>
      <text:p text:style-name="P1">Po dobrych godzinach stania w kolejce czy oglądania zmagań e-sportowców na pewno każdego zmorzy głód. Jeśli ktoś bywa lub bywał na podobnych wydarzeniach to wie, że wszelkie jedzenie oraz picie jest o wiele droższe i może się to odcisnąć na naszym portfelu. Ceny półlitrowej Coli mogą być wyższe o 80-100% niż w lokalnym sklepie czy supermarkecie. Z jedzeniem jest bardzo podobnie, ciężko będzie znaleźć coś wystarczająco pożywnego w relatywnej cenie i na dodatek zdrowego. Między Spodkiem a MCK znajdziemy Food Trucki, które zaoferują nam usługi gastronomiczne, ale jak już wyżej wspomniałem, trzeba przygotować się na ceny z pogranicza 10 – 25 zł za coś konkretnego pokroju burgera czy tortilli. Oprócz tego w Spodku oraz MCK znajdziemy mniejsze budy z hot dogami, nachosami czy napojami energetycznymi. <text:s/></text:p>
      <text:p text:style-name="P1"/>
      <text:p text:style-name="P3">Dobra rada:</text:p>
      <text:p text:style-name="P3"/>
      <text:p text:style-name="P3">Często niektóre firmy na IEMie takie jak Sprite, oferują na swoich stoiskach darmowe próbki, np. napojów. W zeszłym roku można było dostać za darmo 0,5l Sprite’a i nie było na to ograniczeń. W tym rok zaś Wedel rozdawało cukierki oraz tubki z czekoladą, a stoiska Springles za udział w konkursie w nagrodę dawało tubę z chipsami. </text:p>
      <text:p text:style-name="P1"/>
      <text:p text:style-name="P1"/>
      <text:p text:style-name="P1"><text:soft-page-break/>Podsumowując, IEM to nie tylko impreza nastawiona na oglądanie i kibicowanie e-sportowcom. W czasie całego eventu jest wiele innych ciekawych aktywności i rzeczy do roboty oraz do kupienia. Pomijając wady takie jak kilometrowe, sobotnie kolejki czy często bardzo młode i wszechobecne towarzystwo w postaci zapalonych gimnazjalistów, to sama impreza jest godna uwagi. Zresztą jest to, jak do tej pory, największa międzynarodowa impreza gamingowa na terenie Polski, zaraz po PGA. </text:p>
      <text:p text:style-name="P1"/>
      <text:p text:style-name="P1">Był tam i hajs przepił <text:s/>~<text:span text:style-name="T2">The Silver Cheese <text:s/></text:span></text:p>
      <text:p text:style-name="P2"/>
      <text:p text:style-name="P1"/>
      <text:p text:style-name="P1"/>
      <text:p text:style-name="P1"/>
      <text:p text:style-name="P1"/>
      <text:p text:style-name="P1"><text:s/>. </text:p>
      <text:p text:style-name="P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7-04T21:34:54.997000000</dc:date>
    <meta:editing-duration>PT22M32S</meta:editing-duration>
    <meta:editing-cycles>1</meta:editing-cycles>
    <meta:document-statistic meta:table-count="0" meta:image-count="0" meta:object-count="0" meta:page-count="4" meta:paragraph-count="36" meta:word-count="1329" meta:character-count="8517" meta:non-whitespace-character-count="7185"/>
  </office:meta>
</office:document-meta>
</file>